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23FAE606A6D4EA6694A.png" manifest:media-type="image/png"/>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5ebdf" officeooo:paragraph-rsid="006d42f9" style:font-weight-asian="bold" style:font-weight-complex="bold"/>
    </style:style>
    <style:style style:name="P71" style:family="paragraph" style:parent-style-name="Text_20_body">
      <style:text-properties fo:font-weight="bold" officeooo:rsid="006d42f9" officeooo:paragraph-rsid="006d42f9" style:font-weight-asian="bold" style:font-weight-complex="bold"/>
    </style:style>
    <style:style style:name="P72" style:family="paragraph" style:parent-style-name="Text_20_body">
      <style:text-properties fo:font-weight="bold" officeooo:rsid="00704321" officeooo:paragraph-rsid="00704321" style:font-weight-asian="bold" style:font-weight-complex="bold"/>
    </style:style>
    <style:style style:name="P73" style:family="paragraph" style:parent-style-name="Text_20_body">
      <style:text-properties fo:font-weight="bold" officeooo:rsid="00717557" officeooo:paragraph-rsid="00717557" style:font-weight-asian="bold" style:font-weight-complex="bold"/>
    </style:style>
    <style:style style:name="P74" style:family="paragraph" style:parent-style-name="Text_20_body">
      <style:text-properties fo:font-weight="bold" officeooo:rsid="007e565f" officeooo:paragraph-rsid="007e565f" style:font-weight-asian="bold" style:font-weight-complex="bold"/>
    </style:style>
    <style:style style:name="P75" style:family="paragraph" style:parent-style-name="Text_20_body">
      <style:text-properties fo:font-weight="bold" officeooo:rsid="0085b0b1" officeooo:paragraph-rsid="0085b0b1" style:font-weight-asian="bold" style:font-weight-complex="bold"/>
    </style:style>
    <style:style style:name="P76" style:family="paragraph" style:parent-style-name="Text_20_body">
      <style:text-properties fo:font-weight="bold" officeooo:rsid="005f9393" officeooo:paragraph-rsid="005f9393" fo:background-color="#ffff00" style:font-weight-asian="bold" style:font-weight-complex="bold"/>
    </style:style>
    <style:style style:name="P77" style:family="paragraph" style:parent-style-name="Text_20_body">
      <style:text-properties fo:font-weight="bold" officeooo:rsid="0062dfc6" officeooo:paragraph-rsid="0062dfc6" fo:background-color="#ffff00" style:font-weight-asian="bold" style:font-weight-complex="bold"/>
    </style:style>
    <style:style style:name="P78" style:family="paragraph" style:parent-style-name="Text_20_body">
      <style:text-properties fo:font-weight="bold" officeooo:rsid="005f308a" officeooo:paragraph-rsid="0062dfc6" fo:background-color="#ffff00" style:font-weight-asian="bold" style:font-weight-complex="bold"/>
    </style:style>
    <style:style style:name="P79" style:family="paragraph" style:parent-style-name="Text_20_body">
      <style:text-properties fo:font-weight="bold" officeooo:rsid="00815f08" officeooo:paragraph-rsid="00815f08" fo:background-color="#ffff00" style:font-weight-asian="bold" style:font-weight-complex="bold"/>
    </style:style>
    <style:style style:name="P80" style:family="paragraph" style:parent-style-name="Text_20_body">
      <style:text-properties fo:font-weight="bold" officeooo:rsid="00892367" officeooo:paragraph-rsid="00892367" fo:background-color="#ffff00" style:font-weight-asian="bold" style:font-weight-complex="bold"/>
    </style:style>
    <style:style style:name="P81" style:family="paragraph" style:parent-style-name="Text_20_body">
      <style:text-properties officeooo:rsid="005c77ac" officeooo:paragraph-rsid="005c77ac"/>
    </style:style>
    <style:style style:name="P82" style:family="paragraph" style:parent-style-name="Text_20_body">
      <style:text-properties officeooo:rsid="005d63c9" officeooo:paragraph-rsid="005d63c9"/>
    </style:style>
    <style:style style:name="P83" style:family="paragraph" style:parent-style-name="Text_20_body">
      <style:text-properties officeooo:rsid="005f308a" officeooo:paragraph-rsid="005f308a"/>
    </style:style>
    <style:style style:name="P84" style:family="paragraph" style:parent-style-name="Text_20_body">
      <style:text-properties officeooo:rsid="005f308a" officeooo:paragraph-rsid="005f9393"/>
    </style:style>
    <style:style style:name="P85" style:family="paragraph" style:parent-style-name="Text_20_body">
      <style:text-properties officeooo:rsid="005f9393" officeooo:paragraph-rsid="005f9393"/>
    </style:style>
    <style:style style:name="P86" style:family="paragraph" style:parent-style-name="Text_20_body">
      <style:text-properties officeooo:paragraph-rsid="0062dfc6"/>
    </style:style>
    <style:style style:name="P87" style:family="paragraph" style:parent-style-name="Text_20_body">
      <style:text-properties officeooo:rsid="005f9393" officeooo:paragraph-rsid="005f9393" fo:background-color="#ffff00"/>
    </style:style>
    <style:style style:name="P88" style:family="paragraph" style:parent-style-name="Text_20_body">
      <style:text-properties officeooo:rsid="0067b156" officeooo:paragraph-rsid="0067b156" fo:background-color="#ffff00"/>
    </style:style>
    <style:style style:name="P89" style:family="paragraph" style:parent-style-name="Text_20_body">
      <style:text-properties officeooo:rsid="005f308a" officeooo:paragraph-rsid="0062dfc6" fo:background-color="#ffff00"/>
    </style:style>
    <style:style style:name="P90" style:family="paragraph" style:parent-style-name="Text_20_body">
      <style:text-properties fo:font-weight="normal" officeooo:rsid="0072f107" officeooo:paragraph-rsid="0072f107" style:font-weight-asian="normal" style:font-weight-complex="normal"/>
    </style:style>
    <style:style style:name="P91" style:family="paragraph" style:parent-style-name="Text_20_body">
      <style:text-properties fo:font-weight="normal" officeooo:rsid="0074df98" officeooo:paragraph-rsid="0074df98" style:font-weight-asian="normal" style:font-weight-complex="normal"/>
    </style:style>
    <style:style style:name="P92" style:family="paragraph" style:parent-style-name="Text_20_body">
      <style:text-properties fo:font-weight="normal" officeooo:rsid="00764414" officeooo:paragraph-rsid="00764414" style:font-weight-asian="normal" style:font-weight-complex="normal"/>
    </style:style>
    <style:style style:name="P93" style:family="paragraph" style:parent-style-name="Text_20_body">
      <style:text-properties fo:font-weight="normal" officeooo:rsid="0079a9a1" officeooo:paragraph-rsid="0079a9a1" style:font-weight-asian="normal" style:font-weight-complex="normal"/>
    </style:style>
    <style:style style:name="P94" style:family="paragraph" style:parent-style-name="Text_20_body">
      <style:text-properties fo:font-weight="normal" officeooo:rsid="007b738f" officeooo:paragraph-rsid="007b738f" style:font-weight-asian="normal" style:font-weight-complex="normal"/>
    </style:style>
    <style:style style:name="P95" style:family="paragraph" style:parent-style-name="Text_20_body">
      <style:text-properties fo:font-weight="normal" officeooo:rsid="007c9ed8" officeooo:paragraph-rsid="007c9ed8" style:font-weight-asian="normal" style:font-weight-complex="normal"/>
    </style:style>
    <style:style style:name="P96" style:family="paragraph" style:parent-style-name="Text_20_body">
      <style:text-properties fo:font-weight="normal" officeooo:rsid="007e565f" officeooo:paragraph-rsid="007e565f" style:font-weight-asian="normal" style:font-weight-complex="normal"/>
    </style:style>
    <style:style style:name="P97" style:family="paragraph" style:parent-style-name="Text_20_body">
      <style:text-properties fo:font-weight="normal" officeooo:rsid="007fdc09" officeooo:paragraph-rsid="007fdc09" style:font-weight-asian="normal" style:font-weight-complex="normal"/>
    </style:style>
    <style:style style:name="P98" style:family="paragraph" style:parent-style-name="Text_20_body">
      <style:text-properties fo:font-weight="normal" officeooo:rsid="007fe8e2" officeooo:paragraph-rsid="007fe8e2" style:font-weight-asian="normal" style:font-weight-complex="normal"/>
    </style:style>
    <style:style style:name="P99" style:family="paragraph" style:parent-style-name="Text_20_body">
      <style:text-properties fo:font-weight="normal" officeooo:rsid="00815f08" officeooo:paragraph-rsid="00815f08" style:font-weight-asian="normal" style:font-weight-complex="normal"/>
    </style:style>
    <style:style style:name="P100" style:family="paragraph" style:parent-style-name="Text_20_body">
      <style:text-properties fo:font-weight="normal" officeooo:rsid="00815f08" officeooo:paragraph-rsid="008b0ec3" style:font-weight-asian="normal" style:font-weight-complex="normal"/>
    </style:style>
    <style:style style:name="P101" style:family="paragraph" style:parent-style-name="Text_20_body">
      <style:text-properties fo:font-weight="normal" officeooo:rsid="0085b0b1" officeooo:paragraph-rsid="0085b0b1" style:font-weight-asian="normal" style:font-weight-complex="normal"/>
    </style:style>
    <style:style style:name="P102" style:family="paragraph" style:parent-style-name="Text_20_body">
      <style:text-properties fo:font-weight="normal" officeooo:rsid="00892367" officeooo:paragraph-rsid="00892367" style:font-weight-asian="normal" style:font-weight-complex="normal"/>
    </style:style>
    <style:style style:name="P103" style:family="paragraph" style:parent-style-name="Text_20_body">
      <style:text-properties fo:font-weight="normal" officeooo:rsid="00815f08" officeooo:paragraph-rsid="00815f08" fo:background-color="#ffff00" style:font-weight-asian="normal" style:font-weight-complex="normal"/>
    </style:style>
    <style:style style:name="P104" style:family="paragraph" style:parent-style-name="Text_20_body">
      <style:text-properties fo:font-weight="normal" officeooo:rsid="008e7d21" officeooo:paragraph-rsid="008e7d21" fo:background-color="#ffff00" style:font-weight-asian="normal" style:font-weight-complex="normal"/>
    </style:style>
    <style:style style:name="P105" style:family="paragraph" style:parent-style-name="Text_20_body">
      <style:text-properties fo:font-weight="normal" officeooo:rsid="008f2d6d" officeooo:paragraph-rsid="008f2d6d" fo:background-color="#ffff00" style:font-weight-asian="normal" style:font-weight-complex="normal"/>
    </style:style>
    <style:style style:name="P106" style:family="paragraph" style:parent-style-name="Text_20_body">
      <style:text-properties fo:font-weight="normal" officeooo:rsid="008f2d6d" officeooo:paragraph-rsid="008f2d6d" fo:background-color="transparent" style:font-weight-asian="normal" style:font-weight-complex="normal"/>
    </style:style>
    <style:style style:name="P107" style:family="paragraph" style:parent-style-name="Text_20_body">
      <style:text-properties fo:font-weight="normal" officeooo:rsid="0090bc2b" officeooo:paragraph-rsid="0090bc2b" fo:background-color="transparent" style:font-weight-asian="normal" style:font-weight-complex="normal"/>
    </style:style>
    <style:style style:name="P108" style:family="paragraph" style:parent-style-name="Text_20_body">
      <style:text-properties fo:font-weight="normal" officeooo:rsid="0091a382" officeooo:paragraph-rsid="0091a382" fo:background-color="transparent" style:font-weight-asian="normal" style:font-weight-complex="normal"/>
    </style:style>
    <style:style style:name="P109" style:family="paragraph" style:parent-style-name="Text_20_body">
      <style:text-properties fo:font-weight="normal" officeooo:rsid="0091ca5b" officeooo:paragraph-rsid="0091ca5b" fo:background-color="transparent" style:font-weight-asian="normal" style:font-weight-complex="normal"/>
    </style:style>
    <style:style style:name="P110" style:family="paragraph" style:parent-style-name="Text_20_body">
      <style:text-properties fo:font-weight="normal" officeooo:rsid="0091d15d" officeooo:paragraph-rsid="0091d15d" fo:background-color="transparent" style:font-weight-asian="normal" style:font-weight-complex="normal"/>
    </style:style>
    <style:style style:name="P111" style:family="paragraph" style:parent-style-name="Text_20_body">
      <style:text-properties fo:font-weight="normal" officeooo:rsid="0092679e" officeooo:paragraph-rsid="0092679e" fo:background-color="transparent" style:font-weight-asian="normal" style:font-weight-complex="normal"/>
    </style:style>
    <style:style style:name="P112" style:family="paragraph" style:parent-style-name="Text_20_body">
      <style:text-properties fo:font-weight="normal" officeooo:rsid="00951c79" officeooo:paragraph-rsid="00951c79" fo:background-color="transparent" style:font-weight-asian="normal" style:font-weight-complex="normal"/>
    </style:style>
    <style:style style:name="P113" style:family="paragraph" style:parent-style-name="Heading_20_1">
      <style:text-properties officeooo:rsid="0054faff"/>
    </style:style>
    <style:style style:name="P114" style:family="paragraph" style:parent-style-name="Standard" style:list-style-name="L1">
      <style:text-properties officeooo:rsid="001449b7" officeooo:paragraph-rsid="001449b7"/>
    </style:style>
    <style:style style:name="P115" style:family="paragraph" style:parent-style-name="Standard" style:list-style-name="L1">
      <style:text-properties officeooo:rsid="001449b7" officeooo:paragraph-rsid="001449b7" fo:background-color="transparent"/>
    </style:style>
    <style:style style:name="P116" style:family="paragraph" style:parent-style-name="Standard" style:list-style-name="L1">
      <style:text-properties officeooo:rsid="0014fe7e" officeooo:paragraph-rsid="0014fe7e"/>
    </style:style>
    <style:style style:name="P117" style:family="paragraph" style:parent-style-name="Standard" style:list-style-name="L2">
      <style:text-properties officeooo:rsid="0014fe7e" officeooo:paragraph-rsid="0014fe7e"/>
    </style:style>
    <style:style style:name="P118" style:family="paragraph" style:parent-style-name="Standard" style:list-style-name="L3">
      <style:text-properties officeooo:rsid="0014fe7e" officeooo:paragraph-rsid="0014fe7e"/>
    </style:style>
    <style:style style:name="P119" style:family="paragraph" style:parent-style-name="Standard" style:list-style-name="L3">
      <style:text-properties officeooo:rsid="00169e24" officeooo:paragraph-rsid="00169e24"/>
    </style:style>
    <style:style style:name="P120" style:family="paragraph" style:parent-style-name="Standard" style:list-style-name="L4">
      <style:text-properties officeooo:rsid="0031faca" officeooo:paragraph-rsid="0031faca"/>
    </style:style>
    <style:style style:name="P121" style:family="paragraph" style:parent-style-name="Standard" style:list-style-name="L4">
      <style:text-properties officeooo:rsid="00368c39" officeooo:paragraph-rsid="00368c39"/>
    </style:style>
    <style:style style:name="P122" style:family="paragraph" style:parent-style-name="Standard" style:list-style-name="L4">
      <style:text-properties officeooo:rsid="003a5c15" officeooo:paragraph-rsid="003a5c15"/>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17557"/>
    </style:style>
    <style:style style:name="T47" style:family="text">
      <style:text-properties officeooo:rsid="007e565f"/>
    </style:style>
    <style:style style:name="T48" style:family="text">
      <style:text-properties officeooo:rsid="00815f08"/>
    </style:style>
    <style:style style:name="T49" style:family="text">
      <style:text-properties officeooo:rsid="0083569e"/>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91d1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231307739" text:style-name="L1">
        <text:list-item>
          <text:p text:style-name="P114">+Acquire 10 from Laura</text:p>
        </text:list-item>
        <text:list-item>
          <text:p text:style-name="P114">Hemophores</text:p>
        </text:list-item>
        <text:list-item>
          <text:p text:style-name="P114">Heme Oxygenase</text:p>
          <text:list>
            <text:list-item>
              <text:p text:style-name="P114">binding site should be relatively small</text:p>
            </text:list-item>
            <text:list-item>
              <text:p text:style-name="P114">but it fucks up double bonds</text:p>
            </text:list-item>
          </text:list>
        </text:list-item>
        <text:list-item>
          <text:p text:style-name="P114">Hemopexin</text:p>
        </text:list-item>
        <text:list-item>
          <text:p text:style-name="P114">Catalase</text:p>
        </text:list-item>
        <text:list-item>
          <text:p text:style-name="P114">4NL5 (heme proteinase)</text:p>
        </text:list-item>
        <text:list-item>
          <text:p text:style-name="P114">4CDP (also degradation enzyme, dimers!)</text:p>
        </text:list-item>
        <text:list-item>
          <text:p text:style-name="P115">HTUX</text:p>
        </text:list-item>
        <text:list-item>
          <text:p text:style-name="P116">or HUTX</text:p>
        </text:list-item>
      </text:list>
      <text:list xml:id="list2901868045" text:style-name="L2">
        <text:list-item>
          <text:list>
            <text:list-item>
              <text:p text:style-name="P117">potential to use pharmacophore, and confirm the values you have found from the rest of the study</text:p>
            </text:list-item>
            <text:list-item>
              <text:p text:style-name="P117">*This is poorly structured notation then, but yes as the cherry on top of the project could do a pharmacophore search and just demonstrate that your values are present in nature/other simulation… or not</text:p>
            </text:list-item>
            <text:list-item>
              <text:p text:style-name="P117">Super neat</text:p>
            </text:list-item>
          </text:list>
          <text:p text:style-name="P117">10. 11. HUTX and CH2X, maybe can confirm if axial ligands exist</text:p>
        </text:list-item>
        <text:list-item>
          <text:p text:style-name="P117">Selecting/Qualifying Axial ligands?</text:p>
          <text:list>
            <text:list-item>
              <text:p text:style-name="P117">Find pocket, center of mass, see R in 7-10A, lots of TYR? Probs relevant to the structured</text:p>
            </text:list-item>
          </text:list>
        </text:list-item>
        <text:list-item>
          <text:p text:style-name="P117">The set below could be used to determine the accuracy of your shit, <text:span text:style-name="T1">test structures!</text:span></text:p>
          <text:list>
            <text:list-item>
              <text:p text:style-name="P117">6U9J</text:p>
            </text:list-item>
            <text:list-item>
              <text:p text:style-name="P117">2OVI</text:p>
            </text:list-item>
            <text:list-item>
              <text:p text:style-name="P117">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3219571875" text:style-name="L3">
        <text:list-item>
          <text:p text:style-name="P118"><text:soft-page-break/>13. 3PQ2 (super multimer)</text:p>
        </text:list-item>
        <text:list-item>
          <text:p text:style-name="P118">14. 6A2J heme synthase!</text:p>
        </text:list-item>
        <text:list-item>
          <text:p text:style-name="P118">Up to this point 23 counting Laura’s</text:p>
        </text:list-item>
        <text:list-item>
          <text:p text:style-name="P118"><text:span text:style-name="T1">24. </text:span><text:span text:style-name="T15">H31**</text:span></text:p>
        </text:list-item>
        <text:list-item>
          <text:p text:style-name="P119">25. 5GJ3</text:p>
        </text:list-item>
        <text:list-item>
          <text:p text:style-name="P119">26. 5KZL (heme oxygenase from non-human; bacteria)</text:p>
        </text:list-item>
        <text:list-item>
          <text:p text:style-name="P119">27. 1P3T (same fam is ok; same as 5KZL from meningitis)</text:p>
        </text:list-item>
        <text:list-item>
          <text:p text:style-name="P119">28. 3HX9 (degrader for heme stuff, really neat fold!)</text:p>
        </text:list-item>
        <text:list-item>
          <text:p text:style-name="P119">→ We have focused on a wide panel, a set of many types of proteins that perform different stuff/different folds, to see commonality/range of binding pockets! BAM!</text:p>
        </text:list-item>
        <text:list-item>
          <text:p text:style-name="P119">29. 3RTL – look @ paper</text:p>
        </text:list-item>
        <text:list-item>
          <text:p text:style-name="P119">30. 3VP5 – regulator</text:p>
        </text:list-item>
        <text:list-item>
          <text:p text:style-name="P119">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32725692310472" text:continue-numbering="true" text:style-name="L3">
        <text:list-item>
          <text:p text:style-name="P119">1TWN – a different heme, verdoheme! Only one propionate</text:p>
        </text:list-item>
        <text:list-item>
          <text:p text:style-name="P119">**Siroheme; Verdoheme; these two other hemes can be used to contrast/compare with your stuff!</text:p>
        </text:list-item>
        <text:list-item>
          <text:p text:style-name="P119">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3"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4155838563" text:style-name="L4">
        <text:list-item>
          <text:p text:style-name="P120">Maybe implement PDB as its own script. Not bad to just put it in anyway. <text:span text:style-name="T7">CHECK!</text:span></text:p>
        </text:list-item>
        <text:list-item>
          <text:p text:style-name="P120">Clean the code of everything before we move on to avoid confusion.</text:p>
          <text:list>
            <text:list-item>
              <text:p text:style-name="P121">R check</text:p>
            </text:list-item>
            <text:list-item>
              <text:p text:style-name="P122">py check!</text:p>
            </text:list-item>
          </text:list>
        </text:list-item>
        <text:list-item>
          <text:p text:style-name="P120">Write a script for each surface area or solvent stuff. Get into dataframe with PDB.</text:p>
        </text:list-item>
        <text:list-item>
          <text:p text:style-name="P120">Finally join all these into one super dataframe</text:p>
        </text:list-item>
        <text:list-item>
          <text:p text:style-name="P120">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2"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2"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2"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113"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81">sel :HEM za &lt; 5</text:p>
      <text:p text:style-name="P81">atoms = chimera.selection.currentAtoms()</text:p>
      <text:p text:style-name="P81">from chimera import Measure #get capability to measure stuff</text:p>
      <text:p text:style-name="P81"><text:span text:style-name="T39">#</text:span>temp = Measure.measure.distance(‘distance’, ‘</text:p>
      <text:p text:style-name="P82">rc(“sel :<text:a xlink:type="simple" xlink:href="mailto:HEM@Fe" text:style-name="Internet_20_link" text:visited-style-name="Visited_20_Internet_20_Link">HEM@Fe</text:a>”)</text:p>
      <text:p text:style-name="P82">fe = chimera.selection.currentAtoms()</text:p>
      <text:p text:style-name="P82">dist = Measure.measure.distance(‘distance’,atoms,fe[0]) ##Fe should hopefully be the first shit?</text:p>
      <text:p text:style-name="P82"/>
      <text:p text:style-name="P82">---------</text:p>
      <text:p text:style-name="P82"/>
      <text:p text:style-name="P82">atom1=chimera.selection.currentAtoms()[0]</text:p>
      <text:p text:style-name="P82">rc(“sel :<text:a xlink:type="simple" xlink:href="mailto:HEM@Fe" text:style-name="Internet_20_link" text:visited-style-name="Visited_20_Internet_20_Link">HEM@Fe</text:a>)</text:p>
      <text:p text:style-name="P82">atom2=chimera.seletion.currentAtoms()[0]</text:p>
      <text:p text:style-name="P82">dist = Measure.measure.distance(‘distance’,atom1,atom2)</text:p>
      <text:p text:style-name="P82"/>
      <text:p text:style-name="P82"># or remove above without [] but do select like</text:p>
      <text:p text:style-name="P82">rc(“sel :<text:a xlink:type="simple" xlink:href="mailto:150@CA" text:style-name="Internet_20_link" text:visited-style-name="Visited_20_Internet_20_Link">150@CA</text:a>”)</text:p>
      <text:p text:style-name="P82">atom1 = chimera.selection.currentAtoms()</text:p>
      <text:p text:style-name="P82"><text:soft-page-break/>----------------</text:p>
      <text:p text:style-name="P82">dist = Measure.measure_command(‘distance’,</text:p>
      <text:p text:style-name="P82">## BTW THE METHOD FOR ANGLES IS GOOD!</text:p>
      <text:p text:style-name="P82"/>
      <text:p text:style-name="P82">from chimera import openModels, Molecule</text:p>
      <text:p text:style-name="P82">print atom1[0].coord().distance(atom2[0].coord()) <text:s/></text:p>
      <text:p text:style-name="P83"/>
      <text:p text:style-name="P65"># HERE HERE HERE HERE </text:p>
      <text:p text:style-name="P83"><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83">##############################</text:p>
      <text:p text:style-name="P83">→<text:span text:style-name="T41"> find minimum distance, closest atom in residues to Fe</text:span></text:p>
      <text:p text:style-name="P84">→<text:span text:style-name="T41"> find average distance of each atom in residue from Fe, maybe even the median</text:span></text:p>
      <text:p text:style-name="P83">→<text:span text:style-name="T41"> find maximum distance</text:span></text:p>
      <text:p text:style-name="P83"/>
      <text:p text:style-name="P83">Prints: HEM 200.A ND 1.999999999</text:p>
      <text:p text:style-name="P83">TRP 96.a CA 20913819048123</text:p>
      <text:p text:style-name="P83">So, therefore, pick the atom that is closest for each residue. </text:p>
      <text:p text:style-name="P83"/>
      <text:p text:style-name="P83">Ideal, take all atoms of heme, and all atoms of selection around heme, and look for closest match of every residue. </text:p>
      <text:p text:style-name="P83">rc(sel :HEM)</text:p>
      <text:p text:style-name="P83">hem = currentatoms</text:p>
      <text:p text:style-name="P83"><text:soft-page-break/>for a in atoms:</text:p>
      <text:p text:style-name="P83"><text:tab/>for b in hem:</text:p>
      <text:p text:style-name="P83"><text:tab/><text:tab/>print a, b, a.coord().distance(b.coord())</text:p>
      <text:p text:style-name="P83"/>
      <text:p text:style-name="P83"/>
      <text:p text:style-name="P83"/>
      <text:p text:style-name="P85"><text:span text:style-name="T4">matplotlib</text:span> and violin plots!</text:p>
      <text:p text:style-name="P85">Extension for more options:</text:p>
      <text:p text:style-name="P85">seaborn.violinplot</text:p>
      <text:p text:style-name="P87"/>
      <text:p text:style-name="P88">BTW 5G73 is super interesting, 2 hemes in one pocket.</text:p>
      <text:p text:style-name="P76"/>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 <text:span text:style-name="T46">#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7"><text:tab/><text:span text:style-name="T40">→</text:span><text:span text:style-name="T41"> find minimum distance, closest atom in residues to Fe</text:span></text:p>
      <text:p text:style-name="P89"><text:tab/>→<text:span text:style-name="T41"> find average distance of each atom in residue from Fe, maybe even the median</text:span></text:p>
      <text:p text:style-name="P78"><text:tab/>→<text:span text:style-name="T41"> find maximum distance</text:span></text:p>
      <text:p text:style-name="P86"><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71"/>
      <text:p text:style-name="P72">Tomorrow June 22:</text:p>
      <text:p text:style-name="P73">The below should take like 1 hour lol. But not tonight, I’m tapped out. At least for now.</text:p>
      <text:p text:style-name="P72">4.5. Make the histograms pretty, change the bins for shitty graphs or filter out data.</text:p>
      <text:p text:style-name="P73">4.6 Either fix up the barplots in the distance data, or change to histogram. Still make pretty.</text:p>
      <text:p text:style-name="P71">5. Return the angles script to working with a plane. The distances is no longer of interest via this method.</text:p>
      <text:p text:style-name="P71">6. <text:span text:style-name="T43">Repeat Residue Freq. Within 5A. (later, easy)</text:span></text:p>
      <text:p text:style-name="P70"/>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text:p text:style-name="P64"/>
      <text:p text:style-name="P64"/>
      <text:p text:style-name="P64"/>
      <text:p text:style-name="P90">------- 22 July 2021 -----------------</text:p>
      <text:p text:style-name="P90">Alright past day has been producing, data wrangling, and graphing distances. Now have violin plots of them and nice histograms of the mega dataframe. Last to do is </text:p>
      <text:p text:style-name="P90">1) the graphing of angles as a violin plot, much like distances, and</text:p>
      <text:p text:style-name="P91"><text:tab/>CHECK, BUT SEE ABOUT SELECTING THE RESIDUES CLOSEST FROM THE DIST AND ANGLES TABLE, SEE IF IT GIVES AN INTERESTING RESULT.</text:p>
      <text:p text:style-name="P91"><text:soft-page-break/></text:p>
      <text:p text:style-name="P90">2) constructing a frequency plot (like aa frequency) of the metal-coordinating residues.</text:p>
      <text:p text:style-name="P90">After this:</text:p>
      <text:p text:style-name="P90">3) getting PDBs of siroheme and verdoheme, idk whatever molecules exist</text:p>
      <text:p text:style-name="P90">4) getting more PDBs of the shit we already have.</text:p>
      <text:p text:style-name="P90">We got like 30 pdbs inside an hour with JD and that was with making sure they were different classes. Should be able to get like 60-90 PDBs in a few hours/a morning/afternoon. Even do it on Sunday. </text:p>
      <text:p text:style-name="P90">5) Write the thesis. Tell the story of each script in the methods, should be gucci.</text:p>
      <text:p text:style-name="P90">6) HOPEFULLY GET ALL THIS DONE BY EOD WEDNESDAYYYYYYY LEAVE THURSDAY MIDDAY WHAT WHAT</text:p>
      <text:p text:style-name="P90"/>
      <text:p text:style-name="P90"/>
      <text:p text:style-name="P90"/>
      <text:p text:style-name="P92">On angles CA CB Fe stuff:</text:p>
      <text:p text:style-name="P92">2IMQ is throwing error where<draw:frame draw:style-name="fr1" draw:name="Image5" text:anchor-type="char" svg:width="4.0626in" svg:height="2.9945in" draw:z-index="4"><draw:image xlink:href="Pictures/100000000000030C0000023FAE606A6D4EA6694A.png" xlink:type="simple" xlink:show="embed" xlink:actuate="onLoad" loext:mime-type="image/png"/></draw:frame> yeah. That. It doesn’t appear to be 3HX9, which is the two heme protein.</text:p>
      <text:p text:style-name="P93">3RTL also throws this error.</text:p>
      <text:p text:style-name="P93">At met 362 the error appears for 3rtl.</text:p>
      <text:p text:style-name="P93"/>
      <text:p text:style-name="P93">Yeah so just these two. Very funk. Hmmm.</text:p>
      <text:p text:style-name="P93"/>
      <text:p text:style-name="P94">So, 2IMQ has two hemes in the same spot. So exclude that from our list for now.</text:p>
      <text:p text:style-name="P94">3RTl at GLN 56 has TWO residues in the same spot. Perhaps this is the PDB. Check later. Leave out for now I guess. </text:p>
      <text:p text:style-name="P94">→ We can find new PDBs for these same molecule types, don’t bother fixing yet. We have to do that kind of work anyway.</text:p>
      <text:p text:style-name="P95"><text:soft-page-break/>3RTL says it should be an F at spot 56?</text:p>
      <text:p text:style-name="P95">Yeah let’s not mess with it anymore. The rest of the shit works, so that’s cool</text:p>
      <text:p text:style-name="P95"/>
      <text:p text:style-name="P95"/>
      <text:p text:style-name="P95"/>
      <text:p text:style-name="P95">------------------------ 23 July 2021 ---------------------------</text:p>
      <text:p text:style-name="P95">Right, so back to a list of stuff to do:</text:p>
      <text:p text:style-name="P95">1) we got the CA-CB-Fe script working, let’s get it into R. Hope similar errors don’t show up later. OK way to weed out weird structures I suppose</text:p>
      <text:p text:style-name="P95"><text:tab/><text:span text:style-name="T47">use “FE: NNNNN” for to get data</text:span></text:p>
      <text:p text:style-name="P96"><text:tab/>look at distangles script to figure out parsing</text:p>
      <text:p text:style-name="P96"><text:tab/>Let’s fix up the script a little so we only need to deal with one line per data point.</text:p>
      <text:p text:style-name="P96"><text:tab/>We want:</text:p>
      <text:p text:style-name="P101">DONE!!</text:p>
      <text:p text:style-name="P74">3) Get heme by itself to compare to SA/V of other stuff.</text:p>
      <text:p text:style-name="P101">Approx 30 mins lol, just add HEM as its own PDB and even process by yourself</text:p>
      <text:p text:style-name="P102">Achieved NOT with surfnet. Used:</text:p>
      <text:p text:style-name="P102">from a regular PDB, 1DKH I think, </text:p>
      <text:p text:style-name="P102">sel :HEM → invert sel → del sel, remove everything but HEM</text:p>
      <text:p text:style-name="P102">save to its own PDB</text:p>
      <text:p text:style-name="P102">now, sel :HEM</text:p>
      <text:p text:style-name="P102">surf sel</text:p>
      <text:p text:style-name="P102">From reply log get surface area</text:p>
      <text:p text:style-name="P102">also, Volume Data → Measure volume and area → gives area of surf, and the volume of what was calculated. Not sure if this is the best to compare with the surfnet results but this is what we got; no real way to apply surf to pockets, I think</text:p>
      <text:p text:style-name="P102">No. Either way sucks. We create a donut and get that volume which isn’t great, or we get volume waaaay out of the pocket. So therefore, we should really think we’re using ‘surf’, not surfnet, because of the failure to acquire meaningful SA from surfnet. </text:p>
      <text:p text:style-name="P80">→ Therefore just add the data we’ve just gotten to the relevant dataframe when we can, and make note of it in the thesis that this is a serious limitation in methodology </text:p>
      <text:p text:style-name="P74"><text:soft-page-break/>4) get those damnable PDBs of stuff!</text:p>
      <text:p text:style-name="P75">Yeah go with doing this while gaming I’m kinda running on fumes</text:p>
      <text:p text:style-name="P80">WARNING: 5KZI also seems to be a double-up</text:p>
      <text:p text:style-name="P74">5) Run EVERYTHING at 5A again.</text:p>
      <text:p text:style-name="P75">Mabye an hour to make this happen</text:p>
      <text:p text:style-name="P74">6) Fix up the dist_angles and only_dist naming lol</text:p>
      <text:p text:style-name="P75">an hour hopefully</text:p>
      <text:p text:style-name="P101"/>
      <text:p text:style-name="P101">→ so we can finish all this last minute technical work today and Sunday. Leaving next week all o write.</text:p>
      <text:p text:style-name="P96"/>
      <text:p text:style-name="P96">------------</text:p>
      <text:p text:style-name="P97">in angles_dist we had to create 3 dataframes and desperately merge them by res ID later. NOT ideal. </text:p>
      <text:p text:style-name="P97">But we can do the same here since there’s no other way. </text:p>
      <text:p text:style-name="P97">So report currentl doingt his residue and hen we can link by res # later.</text:p>
      <text:p text:style-name="P97">So two dataframes!</text:p>
      <text:p text:style-name="P98">Non-equivalent row number <text:span text:style-name="T48">between ResID and Angle. This is because we only grep for Angle. But in the case of something like 3HX9, there are MULTIPLE irons. Therefore it’s forming a dihedral. So we can add these to search terms if desirable, but this has no scientific value:</text:span></text:p>
      <text:p text:style-name="P99">Dihedral</text:p>
      <text:p text:style-name="P99">5GJ3: only dihedrals, 2 Fes compared to again; this one has two hemes in the pocket as well!!!! wow!!!</text:p>
      <text:p text:style-name="P99">5KZL: <text:s/>dihedral, same shit. *** 2 HEMES IN ONE SPOT*** So perhaps remove later, for now just exclude.</text:p>
      <text:p text:style-name="P100"/>
      <text:p text:style-name="P99">Therefore do not integrate the dihedrals. Just remove the Nas when it comes down to it. Other results from these molecules seems ehhhh. Can review later.</text:p>
      <text:p text:style-name="P79"/>
      <text:p text:style-name="P79"><text:s/><text:span text:style-name="T49">NOTE FOR THESIS: FUTURE WORK COULD INCLUDE DOUBLE HEME POCKETS, THEN DIHEDRALS WOULD BE OF VALUE TO ENSURE PROPER RELATIONS IN THE MOLECULE.</text:span></text:p>
      <text:p text:style-name="P103"/>
      <text:p text:style-name="P103"/>
      <text:p text:style-name="P104"><text:soft-page-break/>SRM</text:p>
      <text:p text:style-name="P104">------------------------------------------------------------</text:p>
      <text:p text:style-name="P105"/>
      <text:p text:style-name="P106">-------------------------------------------------------------------</text:p>
      <text:p text:style-name="P106">26 July 2021</text:p>
      <text:p text:style-name="P106"/>
      <text:p text:style-name="P106">Alrighty! So:</text:p>
      <text:p text:style-name="P106">wait for confirmation before downloading and processing and modifying scripts for new PDBs, as it is the same work</text:p>
      <text:p text:style-name="P106">But once downloaded: Modify for shit. And then rerun both cases for 5A-7A</text:p>
      <text:p text:style-name="P106">Don’t bother cleaning up scripts quite yet. Prioritize a draft of thesis for consideration.</text:p>
      <text:p text:style-name="P106"/>
      <text:p text:style-name="P107">** CHECK THAT OUR DISTANCE DATAFRAME IS REPORTED TO MAIN. AND THAT THE MEAN ETC. DISTNANCS ARE PER RESIDUE. WE MUST REPORT THIS, RN I THINK IT’S ONLY THE PLOTS</text:p>
      <text:p text:style-name="P107"/>
      <text:p text:style-name="P107">yeah it’S NOT. THEREFORE GO BACK AND DO PER RESIDUE IN EA. PDB. THIS SHOULD BE A SIMPLE OPERATION. </text:p>
      <text:p text:style-name="P107"/>
      <text:p text:style-name="P108">----</text:p>
      <text:p text:style-name="P108">27 July 2021</text:p>
      <text:p text:style-name="P108"/>
      <text:p text:style-name="P108">Accidentally found when right clicking on part of a heme ‘show distance to nearby residues’ and gives some numbers. Let’s see if it’s same as axis methodology</text:p>
      <text:p text:style-name="P108">shows 3.4A between the atom I picked and the residue 98; with axes this is 5.4… yeah so it’s showing distance atom to atom. So continue with our method no changes necessary</text:p>
      <text:p text:style-name="P108"/>
      <text:p text:style-name="P108"/>
      <text:p text:style-name="P108">Alright so just gonna do “Surf” on SRM and SAH and se if there’s considerable difference, if there is then axe the plan</text:p>
      <text:p text:style-name="P108">SRM: V= 916, A=754</text:p>
      <text:p text:style-name="P108">SAH: V= 310, A = 301 so not comparable at all</text:p>
      <text:p text:style-name="P108"><text:soft-page-break/></text:p>
      <text:p text:style-name="P109">So, not gonna start this today or maybe I will, but gonna get the HEC structures first and then we’ll have to do the following:</text:p>
      <text:p text:style-name="P109">1. Restructure the downloads. We’ll want a first folder in source data of:</text:p>
      <text:p text:style-name="P109"><text:tab/>HEM, HEC, SRM, VEA, VER</text:p>
      <text:p text:style-name="P109">2. We can recode the .py stuff to instead of “HEM” have a global ID of the ligand at the beginning of the file. Orrrrr… Really we only need to open chimera once. It does automatically close/reopen a lot of the files we manipulate, after starting from monomers. Therefore we CAN put in a master script that calls everything and has a master ligand specifier, and master monomer path. I mean global not master. Then we can run everything at once, PER ligand. Or we can have something that matches to ligand… so just iterate over everything. Ligand = this. Folder = that. Open all the py files and output.</text:p>
      <text:p text:style-name="P109"><text:tab/></text:p>
      <text:p text:style-name="P109">** ALSO A GLOBAL VARIABLE FOR ANGSTROM DISTANCE</text:p>
      <text:p text:style-name="P109">For list (HEM, HEC…)</text:p>
      <text:p text:style-name="P109"><text:tab/><text:tab/>open this folder <text:span text:style-name="T50">monomers</text:span><text:span text:style-name="T51">/”HEM” etc</text:span></text:p>
      <text:p text:style-name="P109">3. Do outputs need to be split up?</text:p>
      <text:p text:style-name="P109"><text:tab/>Depends on R’s capability…. <text:span text:style-name="T52">AND IT SEEMS R REALLY NEVER SEES HEM, LET ME CONFIRM BUT THEN IF THAT IS THE CASE ONLY .PY SCRIPTS GET ALTERED. WE CAN THEN SLICE THE R DATA IN ANOTHER SCRIPT BEFORE MAIN. LIKE PRE+MAIN. THAT SPLITS THE DF’S UP BY A LIST OF PDBS FOR EA. LIGAND. BOOM!</text:span></text:p>
      <text:p text:style-name="P109"><text:tab/><text:span text:style-name="T52">Probably also make a py script that checks for the presence of the ligand in the files. So you can run that to debug stuff before without madly searching for one specific pdb lol.</text:span></text:p>
      <text:p text:style-name="P110">We would need a global var for getting results from output files. Therefore for every loop of which ligand we’re processing… yes, it would be necessary have different output folders. This is so that we’re not screening out VER when processing HEM and need to be screening out HEM. So, therefore similar folder re-do.</text:p>
      <text:p text:style-name="P110">Alternative to all this is like 36 scripts that need to be re-run/modified; you’d need, no, a different all scripts/main R file for each script. And each time change how it runs change all. No. Therefore we will use global shit, learn how to do it and it should only take a few hours to modify/debug everything to use this method. Then we’d just have two main files, py and R to run and then modify whatever specific script we have to.</text:p>
      <text:p text:style-name="P110">OnlyDistances.R would require a global ligand code var.</text:p>
      <text:p text:style-name="P110"/>
      <text:p text:style-name="P111">And that’s all too much for today, but for now we can just get the HEC list so we’re ready to just download everything. </text:p>
      <text:p text:style-name="P112"><text:soft-page-break/>YUP. ALL LISTS READY. THEREFORE JUST ALTERING THE CODE, VERIFYING THE PDBS AND RUNNING EVERYTHING. BING BANG BOOM. ALTERING FOR GLOBAL VAR SHOULD BE TONIGHT OR TOMORROW MORNING (AND NEED A TOMORROW MORNING). </text:p>
      <text:p text:style-name="P112">Then run.</text:p>
      <text:p text:style-name="P112">Likely unable to finish thesis then. But you can at least send the ‘methods’ section gussied up or most of it, and see what feedback you get. The remainder would of course be more involved. </text:p>
      <text:p text:style-name="P112"/>
      <text:p text:style-name="P112">→ Output to PDF, then open PDF in Word. Best method apparently. Don’t bother with extra. JD won’t care about the references being brok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7-27T15:58:25.521176889</dc:date>
    <meta:editing-duration>PT17H32M37S</meta:editing-duration>
    <meta:editing-cycles>36</meta:editing-cycles>
    <meta:generator>LibreOffice/6.4.7.2$Linux_X86_64 LibreOffice_project/40$Build-2</meta:generator>
    <meta:document-statistic meta:table-count="0" meta:image-count="5" meta:object-count="0" meta:page-count="26" meta:paragraph-count="459" meta:word-count="6445" meta:character-count="35619" meta:non-whitespace-character-count="29484"/>
  </office:meta>
</office:document-meta>
</file>